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rsid="001e1213" officeooo:paragraph-rsid="001e121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1e1213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 style:list-style-name="L1"/>
    <style:style style:name="P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officeooo:rsid="001e1213"/>
    </style:style>
    <style:style style:name="T2" style:family="text">
      <style:text-properties officeooo:rsid="002000e1"/>
    </style:style>
    <style:style style:name="T3" style:family="text">
      <style:text-properties officeooo:rsid="00209db7"/>
    </style:style>
    <style:style style:name="T4" style:family="text">
      <style:text-properties officeooo:rsid="0021d468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3">Rumuovi</text:span> registro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 <text:span text:style-name="T2">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2">utente</text:span> accede al sistema e viene riconosciuto come <text:span text:style-name="T1">impiegato </text:span><text:span text:style-name="T2">asilo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384586" text:style-name="Numerazione_20_UC">
              <text:list-item text:start-value="1">
                <text:p text:style-name="Azione_20_attore"><text:span text:style-name="T2">L'impiegato</text:span> accede all'area per <text:span text:style-name="T3">la rimozione</text:span> d<text:span text:style-name="T3">i un'</text:span><text:span text:style-name="T2">attività </text:span><text:span text:style-name="T3">dal registro</text:span> de<text:span text:style-name="T2">i</text:span> tirocinant<text:span text:style-name="T2">i</text:span>.</text:p>
              </text:list-item>
              <text:list-item>
                <text:p text:style-name="Azione_20_sistema">Il sistema risponde mostrando un'area di ricerca (estende Ricerca)</text:p>
              </text:list-item>
              <text:list-item>
                <text:p text:style-name="Azione_20_attore"><text:span text:style-name="T2">L'impiegato</text:span> inserisce la matricola del tirocinante e sottomette al sistema.</text:p>
              </text:list-item>
              <text:list-item>
                <text:p text:style-name="Azione_20_sistema">Il sistema visualizza la scheda <text:span text:style-name="T4">con le </text:span><text:span text:style-name="T2">attività</text:span> del tirocinante ricercat<text:span text:style-name="T2">o </text:span><text:span text:style-name="T4">e</text:span><text:span text:style-name="T2"> i relativi campi (Data, Ora inizio, Ora fine, </text:span><text:span text:style-name="T4">descrizione</text:span><text:span text:style-name="T2">).</text:span></text:p>
              </text:list-item>
              <text:list-item>
                <text:p text:style-name="Azione_20_attore"><text:span text:style-name="T2">L'impiegato </text:span><text:span text:style-name="T3">rimuove</text:span><text:span text:style-name="T2"> i campi </text:span><text:span text:style-name="T3">selezionati</text:span><text:span text:style-name="T2"> </text:span>e conferma.</text:p>
              </text:list-item>
              <text:list-item>
                <text:p text:style-name="Azione_20_sistema">Il sistema riceve la form riguardante le modifiche ed effettua i cambiamenti nel database.</text:p>
              </text:list-item>
              <text:list-item>
                <text:p text:style-name="Azione_20_sistema">Il sistema invia un messaggio di avvenuta modifica al<text:span text:style-name="T2">l'impiegato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1">Il sistema mostra i dati aggiornati</text:span>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389891" text:style-name="L1">
              <text:list-item text:start-value="1">
                <text:p text:style-name="P7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P6">UC_M_3<text:span text:style-name="T3">3</text:span>_<text:span text:style-name="T3">Rimuovi</text:span> registro attività tirocin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2M28S</meta:editing-duration>
    <meta:editing-cycles>6</meta:editing-cycles>
    <meta:generator>LibreOffice/3.6$Windows_x86 LibreOffice_project/da8c1e6-fd468f4-454e206-f42a4a9-143cfd</meta:generator>
    <dc:date>2012-11-16T15:38:52.98</dc:date>
    <meta:document-statistic meta:table-count="1" meta:image-count="0" meta:object-count="0" meta:page-count="1" meta:paragraph-count="24" meta:word-count="179" meta:character-count="1217" meta:non-whitespace-character-count="1070"/>
  </office:meta>
</office:document-meta>
</file>